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24438" officeooo:paragraph-rsid="00224438"/>
    </style:style>
    <style:style style:name="P2" style:family="paragraph" style:parent-style-name="Standard">
      <style:text-properties officeooo:rsid="00224438" officeooo:paragraph-rsid="00305ac4"/>
    </style:style>
    <style:style style:name="P3" style:family="paragraph" style:parent-style-name="Standard">
      <style:text-properties officeooo:rsid="00224438" officeooo:paragraph-rsid="006205bc"/>
    </style:style>
    <style:style style:name="P4" style:family="paragraph" style:parent-style-name="Standard">
      <style:text-properties officeooo:rsid="0024d844" officeooo:paragraph-rsid="0024d844"/>
    </style:style>
    <style:style style:name="P5" style:family="paragraph" style:parent-style-name="Standard">
      <style:text-properties officeooo:rsid="00295e94" officeooo:paragraph-rsid="00295e94"/>
    </style:style>
    <style:style style:name="P6" style:family="paragraph" style:parent-style-name="Standard">
      <style:text-properties officeooo:rsid="002aab4c" officeooo:paragraph-rsid="002aab4c"/>
    </style:style>
    <style:style style:name="P7" style:family="paragraph" style:parent-style-name="Standard">
      <style:text-properties officeooo:rsid="002aab4c" officeooo:paragraph-rsid="0040b021"/>
    </style:style>
    <style:style style:name="P8" style:family="paragraph" style:parent-style-name="Standard">
      <style:text-properties officeooo:rsid="002caf34" officeooo:paragraph-rsid="003ae672"/>
    </style:style>
    <style:style style:name="P9" style:family="paragraph" style:parent-style-name="Standard">
      <style:text-properties officeooo:rsid="002caf34" officeooo:paragraph-rsid="004889c2"/>
    </style:style>
    <style:style style:name="P10" style:family="paragraph" style:parent-style-name="Standard">
      <style:text-properties officeooo:rsid="002dce3f" officeooo:paragraph-rsid="002dce3f"/>
    </style:style>
    <style:style style:name="P11" style:family="paragraph" style:parent-style-name="Standard">
      <style:text-properties officeooo:rsid="00339184" officeooo:paragraph-rsid="00339184"/>
    </style:style>
    <style:style style:name="P12" style:family="paragraph" style:parent-style-name="Standard">
      <style:text-properties officeooo:rsid="00339184" officeooo:paragraph-rsid="002dce3f"/>
    </style:style>
    <style:style style:name="P13" style:family="paragraph" style:parent-style-name="Standard">
      <style:text-properties officeooo:rsid="0018f99f" officeooo:paragraph-rsid="00353ae6"/>
    </style:style>
    <style:style style:name="P14" style:family="paragraph" style:parent-style-name="Standard">
      <style:text-properties officeooo:rsid="0019559b" officeooo:paragraph-rsid="00353ae6"/>
    </style:style>
    <style:style style:name="P15" style:family="paragraph" style:parent-style-name="Standard">
      <style:text-properties officeooo:rsid="0026b131" officeooo:paragraph-rsid="0026b131"/>
    </style:style>
    <style:style style:name="P16" style:family="paragraph" style:parent-style-name="Standard">
      <style:text-properties officeooo:rsid="002ce8f2" officeooo:paragraph-rsid="002aab4c"/>
    </style:style>
    <style:style style:name="P17" style:family="paragraph" style:parent-style-name="Standard">
      <style:text-properties officeooo:rsid="002ce8f2" officeooo:paragraph-rsid="003ae672"/>
    </style:style>
    <style:style style:name="P18" style:family="paragraph" style:parent-style-name="Standard">
      <style:text-properties officeooo:rsid="0041b2ee" officeooo:paragraph-rsid="0037004b"/>
    </style:style>
    <style:style style:name="P19" style:family="paragraph" style:parent-style-name="Standard">
      <style:text-properties officeooo:rsid="004131d2" officeooo:paragraph-rsid="004131d2"/>
    </style:style>
    <style:style style:name="P20" style:family="paragraph" style:parent-style-name="Standard">
      <style:text-properties officeooo:rsid="0044948f" officeooo:paragraph-rsid="0044948f"/>
    </style:style>
    <style:style style:name="P21" style:family="paragraph" style:parent-style-name="Standard">
      <style:text-properties officeooo:rsid="0045ac1e" officeooo:paragraph-rsid="0045ac1e"/>
    </style:style>
    <style:style style:name="P22" style:family="paragraph" style:parent-style-name="Standard">
      <style:text-properties officeooo:rsid="00471253" officeooo:paragraph-rsid="00471253"/>
    </style:style>
    <style:style style:name="P23" style:family="paragraph" style:parent-style-name="Standard">
      <style:text-properties officeooo:rsid="004889c2" officeooo:paragraph-rsid="004889c2"/>
    </style:style>
    <style:style style:name="P24" style:family="paragraph" style:parent-style-name="Standard">
      <style:text-properties officeooo:rsid="003f5219" officeooo:paragraph-rsid="00353ae6"/>
    </style:style>
    <style:style style:name="P25" style:family="paragraph" style:parent-style-name="Standard">
      <style:text-properties officeooo:rsid="0006ff5b" officeooo:paragraph-rsid="008a09ad"/>
    </style:style>
    <style:style style:name="P26" style:family="paragraph" style:parent-style-name="Standard">
      <style:text-properties officeooo:rsid="003b51bb" officeooo:paragraph-rsid="008a09ad"/>
    </style:style>
    <style:style style:name="P27" style:family="paragraph" style:parent-style-name="Standard">
      <style:text-properties officeooo:rsid="001e2978" officeooo:paragraph-rsid="008a09ad"/>
    </style:style>
    <style:style style:name="P28" style:family="paragraph" style:parent-style-name="Standard">
      <style:text-properties officeooo:rsid="00374855" officeooo:paragraph-rsid="008ba03c"/>
    </style:style>
    <style:style style:name="P29" style:family="paragraph" style:parent-style-name="Standard">
      <style:text-properties officeooo:rsid="00374855" officeooo:paragraph-rsid="008d6f1e"/>
    </style:style>
    <style:style style:name="P30" style:family="paragraph" style:parent-style-name="Standard">
      <style:text-properties officeooo:rsid="00362143" officeooo:paragraph-rsid="008ba03c"/>
    </style:style>
    <style:style style:name="P31" style:family="paragraph" style:parent-style-name="Standard">
      <style:text-properties officeooo:rsid="00256be8" officeooo:paragraph-rsid="008d6f1e"/>
    </style:style>
    <style:style style:name="P32" style:family="paragraph" style:parent-style-name="Standard">
      <style:text-properties officeooo:rsid="0039b9d8" officeooo:paragraph-rsid="008d6f1e"/>
    </style:style>
    <style:style style:name="P33" style:family="paragraph" style:parent-style-name="Standard">
      <style:text-properties officeooo:rsid="003fcd23" officeooo:paragraph-rsid="008d6f1e"/>
    </style:style>
    <style:style style:name="P34" style:family="paragraph" style:parent-style-name="Standard">
      <style:text-properties officeooo:rsid="003c82ec" officeooo:paragraph-rsid="008d6f1e"/>
    </style:style>
    <style:style style:name="P35" style:family="paragraph" style:parent-style-name="Standard">
      <style:text-properties officeooo:rsid="00198faa" officeooo:paragraph-rsid="008d6f1e"/>
    </style:style>
    <style:style style:name="P36" style:family="paragraph" style:parent-style-name="Standard">
      <style:text-properties officeooo:rsid="003a9774" officeooo:paragraph-rsid="008d6f1e"/>
    </style:style>
    <style:style style:name="P37" style:family="paragraph" style:parent-style-name="Standard">
      <style:text-properties officeooo:rsid="001b80b1" officeooo:paragraph-rsid="008d6f1e"/>
    </style:style>
    <style:style style:name="P38" style:family="paragraph" style:parent-style-name="Standard">
      <style:text-properties officeooo:rsid="001d3621" officeooo:paragraph-rsid="008d6f1e"/>
    </style:style>
    <style:style style:name="P39" style:family="paragraph" style:parent-style-name="Standard">
      <style:text-properties officeooo:rsid="001f925b" officeooo:paragraph-rsid="008d6f1e"/>
    </style:style>
    <style:style style:name="P40" style:family="paragraph" style:parent-style-name="Standard">
      <style:text-properties officeooo:rsid="0023a404" officeooo:paragraph-rsid="008d6f1e"/>
    </style:style>
    <style:style style:name="P41" style:family="paragraph" style:parent-style-name="Standard">
      <style:text-properties officeooo:rsid="002431f9" officeooo:paragraph-rsid="008d6f1e"/>
    </style:style>
    <style:style style:name="P42" style:family="paragraph" style:parent-style-name="Standard">
      <style:text-properties officeooo:rsid="0033ded3" officeooo:paragraph-rsid="008d803b"/>
    </style:style>
    <style:style style:name="P43" style:family="paragraph" style:parent-style-name="Standard">
      <style:text-properties officeooo:rsid="00226d5d" officeooo:paragraph-rsid="008d803b"/>
    </style:style>
    <style:style style:name="P44" style:family="paragraph" style:parent-style-name="Standard">
      <style:text-properties officeooo:rsid="0028b194" officeooo:paragraph-rsid="008d803b"/>
    </style:style>
    <style:style style:name="P45" style:family="paragraph" style:parent-style-name="Standard">
      <style:text-properties officeooo:rsid="002a6bcd" officeooo:paragraph-rsid="008d803b"/>
    </style:style>
    <style:style style:name="P46" style:family="paragraph" style:parent-style-name="Standard">
      <style:text-properties officeooo:rsid="002c3e7f" officeooo:paragraph-rsid="008d803b"/>
    </style:style>
    <style:style style:name="P47" style:family="paragraph" style:parent-style-name="Standard">
      <style:text-properties officeooo:rsid="002d0756" officeooo:paragraph-rsid="008d803b"/>
    </style:style>
    <style:style style:name="P48" style:family="paragraph" style:parent-style-name="Standard">
      <style:text-properties officeooo:rsid="002e9672" officeooo:paragraph-rsid="008d803b"/>
    </style:style>
    <style:style style:name="P49" style:family="paragraph" style:parent-style-name="Standard">
      <style:text-properties officeooo:rsid="0030ed8b" officeooo:paragraph-rsid="008d803b"/>
    </style:style>
    <style:style style:name="P50" style:family="paragraph" style:parent-style-name="Standard">
      <style:text-properties officeooo:rsid="0032cd96" officeooo:paragraph-rsid="008d803b"/>
    </style:style>
    <style:style style:name="P51" style:family="paragraph" style:parent-style-name="Standard">
      <style:text-properties officeooo:rsid="0010f501" officeooo:paragraph-rsid="008e148b"/>
    </style:style>
    <style:style style:name="P52" style:family="paragraph" style:parent-style-name="Standard">
      <style:text-properties officeooo:rsid="000a0679" officeooo:paragraph-rsid="008e148b"/>
    </style:style>
    <style:style style:name="P53" style:family="paragraph" style:parent-style-name="Standard">
      <style:text-properties officeooo:rsid="000ba2c4" officeooo:paragraph-rsid="008e148b"/>
    </style:style>
    <style:style style:name="P54" style:family="paragraph" style:parent-style-name="Standard">
      <style:text-properties officeooo:rsid="000e4c04" officeooo:paragraph-rsid="008e148b"/>
    </style:style>
    <style:style style:name="P55" style:family="paragraph" style:parent-style-name="Standard">
      <style:text-properties officeooo:rsid="0016b1ef" officeooo:paragraph-rsid="008d6f1e"/>
    </style:style>
    <style:style style:name="T1" style:family="text">
      <style:text-properties officeooo:rsid="00305ac4"/>
    </style:style>
    <style:style style:name="T2" style:family="text">
      <style:text-properties officeooo:rsid="00274010"/>
    </style:style>
    <style:style style:name="T3" style:family="text">
      <style:text-properties officeooo:rsid="003838b3"/>
    </style:style>
    <style:style style:name="T4" style:family="text">
      <style:text-properties officeooo:rsid="003de188"/>
    </style:style>
    <style:style style:name="T5" style:family="text">
      <style:text-properties officeooo:rsid="004a5045"/>
    </style:style>
    <style:style style:name="T6" style:family="text">
      <style:text-properties officeooo:rsid="004d4005"/>
    </style:style>
    <style:style style:name="T7" style:family="text">
      <style:text-properties officeooo:rsid="00541954"/>
    </style:style>
    <style:style style:name="T8" style:family="text">
      <style:text-properties officeooo:rsid="005bd975"/>
    </style:style>
    <style:style style:name="T9" style:family="text">
      <style:text-properties officeooo:rsid="005f0ce1"/>
    </style:style>
    <style:style style:name="T10" style:family="text">
      <style:text-properties officeooo:rsid="00638362"/>
    </style:style>
    <style:style style:name="T11" style:family="text">
      <style:text-properties officeooo:rsid="00672739"/>
    </style:style>
    <style:style style:name="T12" style:family="text">
      <style:text-properties officeooo:rsid="0069bad9"/>
    </style:style>
    <style:style style:name="T13" style:family="text">
      <style:text-properties officeooo:rsid="00718588"/>
    </style:style>
    <style:style style:name="T14" style:family="text">
      <style:text-properties officeooo:rsid="00763a4d"/>
    </style:style>
    <style:style style:name="T15" style:family="text">
      <style:text-properties officeooo:rsid="00792d98"/>
    </style:style>
    <style:style style:name="T16" style:family="text">
      <style:text-properties officeooo:rsid="007c439b"/>
    </style:style>
    <style:style style:name="T17" style:family="text">
      <style:text-properties officeooo:rsid="007e070a"/>
    </style:style>
    <style:style style:name="T18" style:family="text">
      <style:text-properties officeooo:rsid="007fd782"/>
    </style:style>
    <style:style style:name="T19" style:family="text">
      <style:text-properties officeooo:rsid="00889938"/>
    </style:style>
    <style:style style:name="T20" style:family="text">
      <style:text-properties officeooo:rsid="001d1d01"/>
    </style:style>
    <style:style style:name="T21" style:family="text">
      <style:text-properties officeooo:rsid="0027655c"/>
    </style:style>
    <style:style style:name="T22" style:family="text">
      <style:text-properties officeooo:rsid="008e5898"/>
    </style:style>
    <style:style style:name="T23" style:family="text">
      <style:text-properties officeooo:rsid="0090b038"/>
    </style:style>
    <style:style style:name="T24" style:family="text">
      <style:text-properties officeooo:rsid="00959ed6"/>
    </style:style>
    <style:style style:name="T25" style:family="text">
      <style:text-properties officeooo:rsid="00987a56"/>
    </style:style>
    <style:style style:name="T26" style:family="text">
      <style:text-properties officeooo:rsid="009d1618"/>
    </style:style>
    <style:style style:name="T27" style:family="text">
      <style:text-properties officeooo:rsid="00a8551a"/>
    </style:style>
    <style:style style:name="T28" style:family="text">
      <style:text-properties officeooo:rsid="00ab9ad0"/>
    </style:style>
    <style:style style:name="T29" style:family="text">
      <style:text-properties officeooo:rsid="00adab11"/>
    </style:style>
    <style:style style:name="T30" style:family="text">
      <style:text-properties officeooo:rsid="00af6af7"/>
    </style:style>
    <style:style style:name="T31" style:family="text">
      <style:text-properties officeooo:rsid="00c22de6"/>
    </style:style>
    <style:style style:name="T32" style:family="text">
      <style:text-properties officeooo:rsid="00ceea19"/>
    </style:style>
    <style:style style:name="T33" style:family="text">
      <style:text-properties officeooo:rsid="00d215af"/>
    </style:style>
    <style:style style:name="T34" style:family="text">
      <style:text-properties officeooo:rsid="00e4a14b"/>
    </style:style>
    <style:style style:name="T35" style:family="text">
      <style:text-properties officeooo:rsid="00e8a676"/>
    </style:style>
    <style:style style:name="T36" style:family="text">
      <style:text-properties officeooo:rsid="00ecec84"/>
    </style:style>
    <style:style style:name="T37" style:family="text">
      <style:text-properties officeooo:rsid="00f1a8e8"/>
    </style:style>
    <style:style style:name="T38" style:family="text">
      <style:text-properties officeooo:rsid="00f65206"/>
    </style:style>
    <style:style style:name="T39" style:family="text">
      <style:text-properties officeooo:rsid="00fad1af"/>
    </style:style>
    <style:style style:name="T40" style:family="text">
      <style:text-properties officeooo:rsid="00ffb2ee"/>
    </style:style>
    <style:style style:name="T41" style:family="text">
      <style:text-properties officeooo:rsid="01063474"/>
    </style:style>
    <style:style style:name="T42" style:family="text">
      <style:text-properties officeooo:rsid="010e329f"/>
    </style:style>
    <style:style style:name="T43" style:family="text">
      <style:text-properties officeooo:rsid="0112aee7"/>
    </style:style>
    <style:style style:name="T44" style:family="text">
      <style:text-properties officeooo:rsid="0112fc7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a xlink:type="simple" xlink:href="https://coderprog.com/getting-website-online/" text:style-name="Internet_20_link" text:visited-style-name="Visited_20_Internet_20_Link"><text:span text:style-name="T1">https://coderprog.com/getting-website-online/</text:span></text:a></text:p>
      <text:p text:style-name="P2"/>
      <text:p text:style-name="P1"><text:a xlink:type="simple" xlink:href="https://CODERPROG.COM/CONTROL-FLOW-INTERATIONS-JAVASCRIPT" text:style-name="Internet_20_link" text:visited-style-name="Visited_20_Internet_20_Link">HTTPS://CODERPROG.COM/CONTROL-FLOW-INTERATIONS-JAVASCRIPT</text:a> <text:span text:style-name="T3">2de2</text:span></text:p>
      <text:p text:style-name="P1"><text:a xlink:type="simple" xlink:href="https://coderprog.com/advanced-server-side-programming-nodejs/" text:style-name="Internet_20_link" text:visited-style-name="Visited_20_Internet_20_Link"/></text:p>
      <text:p text:style-name="P4"><text:a xlink:type="simple" xlink:href="https://coderprog.com/rethinking-asynchronous-programming/" text:style-name="Internet_20_link" text:visited-style-name="Visited_20_Internet_20_Link">https://coderprog.com/rethinking-asynchronous-programming/</text:a></text:p>
      <text:p text:style-name="P4"/>
      <text:p text:style-name="P15"><text:a xlink:type="simple" xlink:href="https://coderprog.com/master-advanced-javascript-react/" text:style-name="Internet_20_link" text:visited-style-name="Visited_20_Internet_20_Link">HTTPS://CODERPROG.COM/MASTER-ADVANCED-JAVASCRIPT-REACT/</text:a><text:span text:style-name="T4">2de2</text:span></text:p>
      <text:p text:style-name="P15"/>
      <text:p text:style-name="P17"><text:a xlink:type="simple" xlink:href="https://CODERPROG.COM/LEARN-ALGORITHMS-DATA-STRUCTURES-JAVA/1/2" text:style-name="Internet_20_link" text:visited-style-name="Visited_20_Internet_20_Link">HTTPS://CODERPROG.COM/LEARN-ALGORITHMS-DATA-STRUCTURES-JAVA/</text:a><text:span text:style-name="T5">2</text:span><text:a xlink:type="simple" xlink:href="https://CODERPROG.COM/LEARN-ALGORITHMS-DATA-STRUCTURES-JAVA/1/2" text:style-name="Internet_20_link" text:visited-style-name="Visited_20_Internet_20_Link"><text:span text:style-name="T5">/2</text:span></text:a></text:p>
      <text:p text:style-name="P7"/>
      <text:p text:style-name="P8"><text:a xlink:type="simple" xlink:href="https://coderprog.com/javascript-game-development/" text:style-name="Internet_20_link" text:visited-style-name="Visited_20_Internet_20_Link">HTTPS://CODERPROG.COM/JAVASCRIPT-GAME-DEVELOPMENT/</text:a><text:span text:style-name="T6">2de2</text:span></text:p>
      <text:p text:style-name="P8"/>
      <text:p text:style-name="P22"><text:a xlink:type="simple" xlink:href="https://coderprog.com/complete-nodejs-course-2/" text:style-name="Internet_20_link" text:visited-style-name="Visited_20_Internet_20_Link">HTTPS://CODERPROG.COM/COMPLETE-NODEJS-COURSE-2/</text:a> <text:span text:style-name="T7">7de7</text:span></text:p>
      <text:p text:style-name="P22"/>
      <text:p text:style-name="P23"><text:a xlink:type="simple" xlink:href="https://CODERPROG.COM/NODE-SOCKETIO-BUILD-WEB-CHAT/" text:style-name="Internet_20_link" text:visited-style-name="Visited_20_Internet_20_Link">HTTPS://CODERPROG.COM/NODE-SOCKETIO-BUILD-WEB-CHAT/</text:a> <text:span text:style-name="T8">7de7</text:span></text:p>
      <text:p text:style-name="P9"/>
      <text:p text:style-name="P5"><text:a xlink:type="simple" xlink:href="https://coderprog.com/nodejs-express-project-cms-shopping-cart/" text:style-name="Internet_20_link" text:visited-style-name="Visited_20_Internet_20_Link">HTTPS://CODERPROG.COM/NODEJS-EXPRESS-PROJECT-CMS-SHOPPING-CART/</text:a> <text:span text:style-name="T9">2de2</text:span></text:p>
      <text:p text:style-name="P5"/>
      <text:p text:style-name="P3"><text:a xlink:type="simple" xlink:href="https://CODERPROG.COM/ADVANCED-SERVER-SIDE-PROGRAMMING-NODEJS/" text:style-name="Internet_20_link" text:visited-style-name="Visited_20_Internet_20_Link">HTTPS://CODERPROG.COM/ADVANCED-SERVER-SIDE-PROGRAMMING-NODEJS</text:a><text:span text:style-name="T10">2de2</text:span></text:p>
      <text:p text:style-name="P5"/>
      <text:p text:style-name="Standard"><text:a xlink:type="simple" xlink:href="https://coderprog.com/databases-node-js-developers/" text:style-name="Internet_20_link" text:visited-style-name="Visited_20_Internet_20_Link">HTTPS://CODERPROG.COM/DATABASES-NODE-JS-DEVELOPERS/</text:a><text:span text:style-name="T11">2de2</text:span></text:p>
      <text:p text:style-name="P6"><text:a xlink:type="simple" xlink:href="https://coderprog.com/serverless-javascript-example/" text:style-name="Internet_20_link" text:visited-style-name="Visited_20_Internet_20_Link"/></text:p>
      <text:p text:style-name="P6"><text:a xlink:type="simple" xlink:href="https://coderprog.com/serverless-javascript-example/" text:style-name="Internet_20_link" text:visited-style-name="Visited_20_Internet_20_Link">HTTPS://CODERPROG.COM/SERVERLESS-JAVASCRIPT-EXAMPLE/</text:a><text:span text:style-name="T12">2de2</text:span></text:p>
      <text:p text:style-name="P16"/>
      <text:p text:style-name="P10"><text:a xlink:type="simple" xlink:href="https://coderprog.com/sharing-code-npm-angular-ionic/" text:style-name="Internet_20_link" text:visited-style-name="Visited_20_Internet_20_Link">https://coderprog.com/sharing-code-npm-angular-ionic/</text:a></text:p>
      <text:p text:style-name="P12"/>
      <text:p text:style-name="P13"><text:a xlink:type="simple" xlink:href="https://coderprog.com/complete-react-fullstack-course/" text:style-name="Internet_20_link" text:visited-style-name="Visited_20_Internet_20_Link">HTTPS://CODERPROG.COM/COMPLETE-REACT-FULLSTACK-COURSE/</text:a><text:span text:style-name="T13">7de7</text:span></text:p>
      <text:p text:style-name="P13"/>
      <text:p text:style-name="P14"><text:a xlink:type="simple" xlink:href="https://coderprog.com/grunt-js-automate-web-development/" text:style-name="Internet_20_link" text:visited-style-name="Visited_20_Internet_20_Link"><text:span text:style-name="T2">HTTPS://CODERPROG.COM/GRUNT-JS-AUTOMATE-WEB-DEVELOPMENT/</text:span></text:a><text:span text:style-name="T2">3de3</text:span></text:p>
      <text:p text:style-name="P14"/>
      <text:p text:style-name="P14"><text:a xlink:type="simple" xlink:href="https://coderprog.com/angular-fundamentals-video/" text:style-name="Internet_20_link" text:visited-style-name="Visited_20_Internet_20_Link">HTTPS://CODERPROG.COM/ANGULAR-FUNDAMENTALS-VIDEO/</text:a><text:span text:style-name="T14">3de3</text:span></text:p>
      <text:p text:style-name="P14"/>
      <text:p text:style-name="P24"><text:a xlink:type="simple" xlink:href="https://CODERPROG.COM/ANGULAR-CLI-MASTERING-BASICS/2" text:style-name="Internet_20_link" text:visited-style-name="Visited_20_Internet_20_Link">HTTPS://CODERPROG.COM/ANGULAR-CLI-MASTERING-BASICS/</text:a><text:a xlink:type="simple" xlink:href="https://CODERPROG.COM/ANGULAR-CLI-MASTERING-BASICS/2" text:style-name="Internet_20_link" text:visited-style-name="Visited_20_Internet_20_Link"><text:span text:style-name="T15">2</text:span></text:a><text:span text:style-name="T15">de2</text:span></text:p>
      <text:p text:style-name="P11"><text:tab/></text:p>
      <text:p text:style-name="P18"><text:a xlink:type="simple" xlink:href="https://coderprog.com/chatbots-messenger-apiai-nodejs/" text:style-name="Internet_20_link" text:visited-style-name="Visited_20_Internet_20_Link">HTTPS://CODERPROG.COM/CHATBOTS-MESSENGER-APIAI-NODEJS/</text:a><text:span text:style-name="T16">2de2</text:span></text:p>
      <text:p text:style-name="P18"/>
      <text:p text:style-name="P19"><text:a xlink:type="simple" xlink:href="https://coderprog.com/todomvc-application-vue-react-angular/" text:style-name="Internet_20_link" text:visited-style-name="Visited_20_Internet_20_Link">HTTPS://CODERPROG.COM/TODOMVC-APPLICATION-VUE-REACT-ANGULAR/</text:a><text:span text:style-name="T17">2de2</text:span></text:p>
      <text:p text:style-name="P19"/>
      <text:p text:style-name="P20"><text:a xlink:type="simple" xlink:href="https://coderprog.com/javascript-choice-angular-react-vue/" text:style-name="Internet_20_link" text:visited-style-name="Visited_20_Internet_20_Link">HTTPS://CODERPROG.COM/JAVASCRIPT-CHOICE-ANGULAR-REACT-VUE/</text:a><text:span text:style-name="T18">3de3</text:span></text:p>
      <text:p text:style-name="P20"/>
      <text:p text:style-name="P21"><text:a xlink:type="simple" xlink:href="https://coderprog.com/jquery-master-build-projects/" text:style-name="Internet_20_link" text:visited-style-name="Visited_20_Internet_20_Link">HTTPS://CODERPROG.COM/JQUERY-MASTER-BUILD-PROJECTS/</text:a><text:span text:style-name="T19">3de3</text:span></text:p>
      <text:p text:style-name="P21"/>
      <text:p text:style-name="P26"><text:a xlink:type="simple" xlink:href="https://coderprog.com/20-javascript-design-patterns/" text:style-name="Internet_20_link" text:visited-style-name="Visited_20_Internet_20_Link">HTTPS://CODERPROG.COM/20-JAVASCRIPT-DESIGN-PATTERNS/</text:a><text:span text:style-name="T22">2de2</text:span></text:p>
      <text:p text:style-name="P26"/>
      <text:p text:style-name="P25"><text:a xlink:type="simple" xlink:href="https://coderprog.com/programming-foundations-design-patterns/" text:style-name="Internet_20_link" text:visited-style-name="Visited_20_Internet_20_Link">HTTPS://CODERPROG.COM/PROGRAMMING-FOUNDATIONS-DESIGN-PATTERNS/</text:a><text:span text:style-name="T23">2de2</text:span></text:p>
      <text:p text:style-name="P25"/>
      <text:p text:style-name="P27"><text:a xlink:type="simple" xlink:href="https://coderprog.com/advanced-design-patterns-react/" text:style-name="Internet_20_link" text:visited-style-name="Visited_20_Internet_20_Link">HTTPS://CODERPROG.COM/ADVANCED-DESIGN-PATTERNS-REACT/</text:a><text:span text:style-name="T24">2de2</text:span></text:p>
      <text:p text:style-name="P25"/>
      <text:p text:style-name="P25"/>
      <text:p text:style-name="P30"><text:a xlink:type="simple" xlink:href="https://coderprog.com/dom-javascript-jquery-angularjs-react/" text:style-name="Internet_20_link" text:visited-style-name="Visited_20_Internet_20_Link">HTTPS://CODERPROG.COM/DOM-JAVASCRIPT-JQUERY-ANGULARJS-REACT/</text:a><text:span text:style-name="T25">2de2</text:span></text:p>
      <text:p text:style-name="P28"><text:a xlink:type="simple" xlink:href="https://coderprog.com/foundation-javascript/" text:style-name="Internet_20_link" text:visited-style-name="Visited_20_Internet_20_Link"/></text:p>
      <text:p text:style-name="P28"><text:a xlink:type="simple" xlink:href="https://coderprog.com/foundation-javascript/" text:style-name="Internet_20_link" text:visited-style-name="Visited_20_Internet_20_Link">HTTPS://CODERPROG.COM/FOUNDATION-JAVASCRIPT/</text:a><text:span text:style-name="T26">2de2</text:span></text:p>
      <text:p text:style-name="P55"><text:soft-page-break/><text:a xlink:type="simple" xlink:href="https://CODERPROG.COM/DATA-STRUCTURES-ALGORITHMS-JAVASCRIPT/7" text:style-name="Internet_20_link" text:visited-style-name="Visited_20_Internet_20_Link">HTTPS://CODERPROG.COM/DATA-STRUCTURES-ALGORITHMS-JAVASCRIPT/</text:a><text:span text:style-name="T27">9de9</text:span></text:p>
      <text:p text:style-name="P29"><text:a xlink:type="simple" xlink:href="https://coderprog.com/data-structures-javascript-scratch/" text:style-name="Internet_20_link" text:visited-style-name="Visited_20_Internet_20_Link">HTTPS://CODERPROG.COM/DATA-STRUCTURES-JAVASCRIPT-SCRATCH/</text:a><text:span text:style-name="T28">2de2</text:span></text:p>
      <text:p text:style-name="P32"><text:a xlink:type="simple" xlink:href="https://coderprog.com/advanced-functional-data-structures-algorithms/" text:style-name="Internet_20_link" text:visited-style-name="Visited_20_Internet_20_Link">HTTPS://CODERPROG.COM/ADVANCED-FUNCTIONAL-DATA-STRUCTURES-ALGORITHMS/</text:a><text:span text:style-name="T29">2de2</text:span></text:p>
      <text:p text:style-name="P32"/>
      <text:p text:style-name="P33"><text:a xlink:type="simple" xlink:href="https://coderprog.com/good-parts-javascript-web/" text:style-name="Internet_20_link" text:visited-style-name="Visited_20_Internet_20_Link">HTTPS://CODERPROG.COM/GOOD-PARTS-JAVASCRIPT-WEB/</text:a><text:span text:style-name="T32">6de6</text:span></text:p>
      <text:p text:style-name="P34"><text:a xlink:type="simple" xlink:href="https://coderprog.com/javascript-by-example/" text:style-name="Internet_20_link" text:visited-style-name="Visited_20_Internet_20_Link">HTTPS://CODERPROG.COM/JAVASCRIPT-BY-EXAMPLE/</text:a><text:span text:style-name="T30">2de2</text:span></text:p>
      <text:p text:style-name="P35"><text:a xlink:type="simple" xlink:href="https://coderprog.com/beginners-es6-programming-web-javascript/" text:style-name="Internet_20_link" text:visited-style-name="Visited_20_Internet_20_Link">HTTPS://CODERPROG.COM/BEGINNERS-ES6-PROGRAMMING-WEB-JAVASCRIPT/</text:a><text:span text:style-name="T31">9de9</text:span></text:p>
      <text:p text:style-name="P36"><text:a xlink:type="simple" xlink:href="https://coderprog.com/deep-javascript-foundations/" text:style-name="Internet_20_link" text:visited-style-name="Visited_20_Internet_20_Link">HTTPS://CODERPROG.COM/DEEP-JAVASCRIPT-FOUNDATIONS/</text:a><text:span text:style-name="T33">8de8</text:span></text:p>
      <text:p text:style-name="P36"/>
      <text:p text:style-name="P37"><text:a xlink:type="simple" xlink:href="https://coderprog.com/modern-asynchronous-programming-javascript/" text:style-name="Internet_20_link" text:visited-style-name="Visited_20_Internet_20_Link"><text:span text:style-name="T20">HTTPS://CODERPROG.COM/MODERN-ASYNCHRONOUS-PROGRAMMING-JAVASCRIPT/</text:span></text:a><text:span text:style-name="T20">9de9</text:span></text:p>
      <text:p text:style-name="P37"><text:a xlink:type="simple" xlink:href="https://coderprog.com/advanced-asynchronous-javascript/" text:style-name="Internet_20_link" text:visited-style-name="Visited_20_Internet_20_Link">HTTPS://CODERPROG.COM/ADVANCED-ASYNCHRONOUS-JAVASCRIPT/</text:a><text:span text:style-name="T34">3de3</text:span></text:p>
      <text:p text:style-name="P38"><text:a xlink:type="simple" xlink:href="https://coderprog.com/react-fundamentals-es6-api/" text:style-name="Internet_20_link" text:visited-style-name="Visited_20_Internet_20_Link">HTTPS://CODERPROG.COM/REACT-FUNDAMENTALS-ES6-API/</text:a><text:span text:style-name="T35">2de2</text:span></text:p>
      <text:p text:style-name="P39"><text:a xlink:type="simple" xlink:href="https://coderprog.com/building-react-app-scratch/" text:style-name="Internet_20_link" text:visited-style-name="Visited_20_Internet_20_Link">HTTPS://CODERPROG.COM/BUILDING-REACT-APP-SCRATCH/</text:a><text:span text:style-name="T36">2de2</text:span><text:tab/></text:p>
      <text:p text:style-name="P40"><text:a xlink:type="simple" xlink:href="https://coderprog.com/server-side-programming-nodejs-beginners/" text:style-name="Internet_20_link" text:visited-style-name="Visited_20_Internet_20_Link">HTTPS://CODERPROG.COM/SERVER-SIDE-PROGRAMMING-NODEJS-BEGINNERS/</text:a><text:span text:style-name="T37">2de2</text:span></text:p>
      <text:p text:style-name="P40"/>
      <text:p text:style-name="P41"><text:a xlink:type="simple" xlink:href="https://coderprog.com/advanced-jquery-3/" text:style-name="Internet_20_link" text:visited-style-name="Visited_20_Internet_20_Link">HTTPS://CODERPROG.COM/ADVANCED-JQUERY-3/</text:a><text:span text:style-name="T38">2de2</text:span></text:p>
      <text:p text:style-name="P31"><text:a xlink:type="simple" xlink:href="https://coderprog.com/angular-creating-crud-apps/" text:style-name="Internet_20_link" text:visited-style-name="Visited_20_Internet_20_Link"><text:span text:style-name="T21">HTTPS://CODERPROG.COM/ANGULAR-CREATING-CRUD-APPS/</text:span></text:a><text:span text:style-name="T21">2de2</text:span></text:p>
      <text:p text:style-name="P31"><text:a xlink:type="simple" xlink:href="https://coderprog.com/building-angular-node-apps-authentication/" text:style-name="Internet_20_link" text:visited-style-name="Visited_20_Internet_20_Link">HTTPS://CODERPROG.COM/BUILDING-ANGULAR-NODE-APPS-AUTHENTICATION/</text:a><text:span text:style-name="T39">2de2</text:span></text:p>
      <text:p text:style-name="P43"><text:a xlink:type="simple" xlink:href="https://coderprog.com/web-development-foundations-full" text:style-name="Internet_20_link" text:visited-style-name="Visited_20_Internet_20_Link">HTTPS://CODERPROG.COM/WEB-DEVELOPMENT-FOUNDATIONS-FULL</text:a><text:a xlink:type="simple" xlink:href="https://coderprog.com/web-development-foundations-fullstack-frontend/" text:style-name="Internet_20_link" text:visited-style-name="Visited_20_Internet_20_Link">STACK-FRONTEND/</text:a></text:p>
      <text:p text:style-name="P44"><text:a xlink:type="simple" xlink:href="https://coderprog.com/restful-web-api-design-nodejs-2nd/" text:style-name="Internet_20_link" text:visited-style-name="Visited_20_Internet_20_Link">HTTPS://CODERPROG.COM/RESTFUL-WEB-API-DESIGN-NODEJS-2ND/</text:a><text:span text:style-name="T40">2de2</text:span></text:p>
      <text:p text:style-name="P44"/>
      <text:p text:style-name="P45"><text:a xlink:type="simple" xlink:href="https://coderprog.com/understand-nodejs/" text:style-name="Internet_20_link" text:visited-style-name="Visited_20_Internet_20_Link">HTTPS://CODERPROG.COM/UNDERSTAND-NODEJS/</text:a><text:span text:style-name="T41">5de5</text:span></text:p>
      <text:p text:style-name="P46"><text:a xlink:type="simple" xlink:href="https://coderprog.com/reactjs-real-world-apps/" text:style-name="Internet_20_link" text:visited-style-name="Visited_20_Internet_20_Link">HTTPS://CODERPROG.COM/REACTJS-REAL-WORLD-APPS/</text:a><text:span text:style-name="T42">4de5</text:span></text:p>
      <text:p text:style-name="P47"><text:a xlink:type="simple" xlink:href="https://coderprog.com/build-production-quality-react-app/" text:style-name="Internet_20_link" text:visited-style-name="Visited_20_Internet_20_Link">HTTPS://CODERPROG.COM/BUILD-PRODUCTION-QUALITY-REACT-APP/</text:a></text:p>
      <text:p text:style-name="P48"><text:a xlink:type="simple" xlink:href="https://coderprog.com/learning-reactjs-user-interfaces/" text:style-name="Internet_20_link" text:visited-style-name="Visited_20_Internet_20_Link">HTTPS://CODERPROG.COM/LEARNING-REACTJS-USER-INTERFACES/</text:a><text:span text:style-name="T44">2de2</text:span></text:p>
      <text:p text:style-name="P49"><text:a xlink:type="simple" xlink:href="https://coderprog.com/redux-end-to-end/" text:style-name="Internet_20_link" text:visited-style-name="Visited_20_Internet_20_Link">https://coderprog.com/redux-end-to-end/</text:a></text:p>
      <text:p text:style-name="P49"/>
      <text:p text:style-name="P50"><text:a xlink:type="simple" xlink:href="https://coderprog.com/learn-bootstrap-building-projects/" text:style-name="Internet_20_link" text:visited-style-name="Visited_20_Internet_20_Link">https://coderprog.com/learn-bootstrap-building-projects/</text:a></text:p>
      <text:p text:style-name="P42"><text:a xlink:type="simple" xlink:href="https://coderprog.com/ionic-material-design/" text:style-name="Internet_20_link" text:visited-style-name="Visited_20_Internet_20_Link">https://coderprog.com/ionic-material-design/</text:a></text:p>
      <text:p text:style-name="P52"><text:a xlink:type="simple" xlink:href="https://coderprog.com/practically-functional-programming/" text:style-name="Internet_20_link" text:visited-style-name="Visited_20_Internet_20_Link">https://coderprog.com/practically-functional-programming/</text:a></text:p>
      <text:p text:style-name="P53"><text:a xlink:type="simple" xlink:href="https://coderprog.com/learn-master-c-programming-beginners/" text:style-name="Internet_20_link" text:visited-style-name="Visited_20_Internet_20_Link">https://coderprog.com/learn-master-c-programming-beginners/</text:a></text:p>
      <text:p text:style-name="P54"><text:a xlink:type="simple" xlink:href="https://coderprog.com/rxjs-essentials-bring-reactive-programming-to-your-javascript-apps/" text:style-name="Internet_20_link" text:visited-style-name="Visited_20_Internet_20_Link">https://coderprog.com/rxjs-essentials-bring-reactive-programming-to-your-javascript-apps/</text:a></text:p>
      <text:p text:style-name="P54"/>
      <text:p text:style-name="P51"><text:a xlink:type="simple" xlink:href="https://coderprog.com/learn-expressjs-building-projects/" text:style-name="Internet_20_link" text:visited-style-name="Visited_20_Internet_20_Link">https://coderprog.com/learn-expressjs-building-projects/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count-empty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9:52:53.032106757</meta:creation-date>
    <meta:generator>LibreOffice/5.1.6.2$Linux_X86_64 LibreOffice_project/10m0$Build-2</meta:generator>
    <dc:date>2018-05-14T17:10:05.785312048</dc:date>
    <meta:editing-duration>PT9H9M18S</meta:editing-duration>
    <meta:editing-cycles>190</meta:editing-cycles>
    <meta:document-statistic meta:table-count="0" meta:image-count="0" meta:object-count="0" meta:page-count="2" meta:paragraph-count="55" meta:word-count="58" meta:character-count="3128" meta:non-whitespace-character-count="3122"/>
  </office:meta>
</office:document-meta>
</file>